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text-properties style:font-name="Arial" fo:font-size="14pt" style:font-size-asian="14pt" style:font-name-complex="Arial" style:font-size-complex="14pt"/>
    </style:style>
    <style:style style:name="P3" style:family="paragraph" style:parent-style-name="Standard">
      <style:paragraph-properties fo:line-height="150%"/>
      <style:text-properties style:font-name="Arial" fo:font-size="14pt" style:font-size-asian="14pt" style:font-name-complex="Arial" style:font-size-complex="14pt"/>
    </style:style>
    <style:style style:name="P4" style:family="paragraph" style:parent-style-name="Standard">
      <style:paragraph-properties fo:line-height="150%"/>
      <style:text-properties style:font-name="Arial" fo:font-size="14pt" officeooo:paragraph-rsid="00099864" style:font-size-asian="14pt" style:font-name-complex="Arial" style:font-size-complex="14pt"/>
    </style:style>
    <style:style style:name="P5"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 style:font-size-complex="14pt" style:font-weight-complex="bold"/>
    </style:style>
    <style:style style:name="P6" style:family="paragraph" style:parent-style-name="Standard">
      <style:text-properties style:font-name="Arial" fo:font-size="14pt" fo:background-color="#ffffff"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fo:font-style="normal" fo:font-weight="bold" fo:background-color="#ffffff" style:font-size-asian="14pt" style:font-style-asian="normal" style:font-weight-asian="bold" style:font-name-complex="Arial" style:font-size-complex="14pt" style:font-style-complex="normal" style:font-weight-complex="bold"/>
    </style:style>
    <style:style style:name="P8" style:family="paragraph" style:parent-style-name="Standard">
      <style:paragraph-properties fo:margin-left="0.635cm" fo:margin-right="0cm" fo:line-height="150%" fo:text-indent="0cm" style:auto-text-indent="false"/>
      <style:text-properties style:font-name="Arial" fo:font-size="14pt" style:font-size-asian="14pt" style:font-name-complex="Arial" style:font-size-complex="14pt"/>
    </style:style>
    <style:style style:name="P9" style:family="paragraph" style:parent-style-name="Standard">
      <style:paragraph-properties fo:line-height="150%" fo:text-align="center" style:justify-single-word="false" fo:break-before="page"/>
      <style:text-properties style:font-name="Arial" fo:font-size="14pt" officeooo:paragraph-rsid="00099864" style:font-size-asian="14pt" style:font-name-complex="Arial" style:font-size-complex="14pt"/>
    </style:style>
    <style:style style:name="P10" style:family="paragraph" style:parent-style-name="Standard" style:master-page-name="Standard">
      <style:paragraph-properties fo:line-height="150%" fo:text-align="center" style:justify-single-word="false" style:page-number="auto"/>
      <style:text-properties style:font-name="Arial" fo:font-size="22pt" fo:font-weight="bold" style:font-size-asian="22pt" style:font-weight-asian="bold" style:font-name-complex="Arial" style:font-size-complex="22pt"/>
    </style:style>
    <style:style style:name="P11" style:family="paragraph" style:parent-style-name="Standard" style:list-style-name="WW8Num1">
      <style:paragraph-properties fo:line-height="150%"/>
      <style:text-properties style:font-name="Arial" fo:font-size="14pt" style:font-size-asian="14pt" style:font-name-complex="Arial" style:font-size-complex="14pt"/>
    </style:style>
    <style:style style:name="P12" style:family="paragraph" style:parent-style-name="Standard">
      <style:text-properties style:font-name="Arial" fo:font-size="14pt" fo:background-color="#ffffff" style:font-size-asian="14pt" style:font-name-complex="Arial" style:font-size-complex="14pt"/>
    </style:style>
    <style:style style:name="P13" style:family="paragraph" style:parent-style-name="Standard">
      <style:text-properties style:font-name="Arial" fo:font-size="14pt" officeooo:rsid="000af5af" officeooo:paragraph-rsid="000af5af" fo:background-color="#ffffff" style:font-size-asian="14pt" style:font-name-complex="Arial" style:font-size-complex="14pt"/>
    </style:style>
    <style:style style:name="P14" style:family="paragraph" style:parent-style-name="Standard">
      <style:text-properties style:font-name="Arial" fo:font-size="14pt" officeooo:rsid="000af5af" officeooo:paragraph-rsid="000b8a0c" fo:background-color="#ffffff" style:font-size-asian="14pt" style:font-name-complex="Arial" style:font-size-complex="14pt"/>
    </style:style>
    <style:style style:name="P15" style:family="paragraph" style:parent-style-name="Standard">
      <style:text-properties style:font-name="Arial" fo:font-size="14pt" fo:font-weight="bold" officeooo:rsid="000af5af" officeooo:paragraph-rsid="000af5af" fo:background-color="#ffffff" style:font-size-asian="14pt" style:font-weight-asian="bold" style:font-name-complex="Arial" style:font-size-complex="14pt" style:font-weight-complex="bold"/>
    </style:style>
    <style:style style:name="P16" style:family="paragraph" style:parent-style-name="Standard">
      <style:text-properties style:font-name="Arial" fo:font-size="14pt" fo:font-weight="normal" officeooo:rsid="000af5af" officeooo:paragraph-rsid="000af5af" fo:background-color="#ffffff" style:font-size-asian="14pt" style:font-weight-asian="normal" style:font-name-complex="Arial" style:font-size-complex="14pt" style:font-weight-complex="normal"/>
    </style:style>
    <style:style style:name="P17" style:family="paragraph" style:parent-style-name="Standard">
      <style:text-properties style:font-name="Arial" fo:font-size="14pt" fo:font-weight="normal" officeooo:rsid="000b6b27" officeooo:paragraph-rsid="000b6b27" fo:background-color="#ffffff" style:font-size-asian="14pt" style:font-weight-asian="normal" style:font-name-complex="Arial" style:font-size-complex="14pt" style:font-weight-complex="normal"/>
    </style:style>
    <style:style style:name="T1" style:family="text">
      <style:text-properties style:font-name="Arial" fo:font-size="14pt" style:font-size-asian="14pt" style:font-name-complex="Arial" style:font-size-complex="14pt"/>
    </style:style>
    <style:style style:name="T2" style:family="text">
      <style:text-properties style:font-name="Arial" fo:font-size="14pt" officeooo:rsid="0007f627" style:font-size-asian="14pt" style:font-name-complex="Arial" style:font-size-complex="14pt"/>
    </style:style>
    <style:style style:name="T3" style:family="text">
      <style:text-properties style:font-name="Arial" fo:font-size="14pt" officeooo:rsid="00099864" style:font-size-asian="14pt" style:font-name-complex="Arial" style:font-size-complex="14pt"/>
    </style:style>
    <style:style style:name="T4" style:family="text">
      <style:text-properties style:font-name="Arial" fo:font-size="14pt" fo:font-weight="bold" style:font-size-asian="14pt" style:font-weight-asian="bold" style:font-name-complex="Arial" style:font-size-complex="14pt"/>
    </style:style>
    <style:style style:name="T5" style:family="text">
      <style:text-properties style:font-name="Arial" fo:font-size="14pt" fo:background-color="#ffffff" loext:char-shading-value="0" style:font-size-asian="14pt" style:font-name-complex="Arial" style:font-size-complex="14pt"/>
    </style:style>
    <style:style style:name="T6" style:family="text">
      <style:text-properties fo:color="#252525" style:font-name="Arial" fo:font-size="14pt" fo:background-color="#ffffff" loext:char-shading-value="0" style:font-size-asian="14pt" style:font-name-complex="Arial" style:font-size-complex="14pt"/>
    </style:style>
    <style:style style:name="T7" style:family="text">
      <style:text-properties style:text-position="super 58%"/>
    </style:style>
    <style:style style:name="T8" style:family="text">
      <style:text-properties officeooo:rsid="00099864"/>
    </style:style>
    <style:style style:name="T9" style:family="text">
      <style:text-properties fo:font-weight="bold" style:font-weight-asian="bold" style:font-weight-complex="bold"/>
    </style:style>
    <style:style style:name="T10" style:family="text">
      <style:text-properties fo:font-weight="bold" officeooo:rsid="00099864" style:font-weight-asian="bold" style:font-weight-complex="bold"/>
    </style:style>
    <style:style style:name="T11" style:family="text">
      <style:text-properties officeooo:rsid="000b6b27"/>
    </style:style>
    <style:style style:name="T12" style:family="text">
      <style:text-properties officeooo:rsid="000b8a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SA- Asymmetrische Verschlüsselung</text:p>
      <text:p text:style-name="P3"/>
      <text:p text:style-name="P1"><text:span text:style-name="T1">In den 70er Jahren entwickelten Ralf Merkle und Martin Hellmann das erste asymmetrische Verschlüsselungsverfahren. Dieses System, wies für Adi Shamir der schon mit zwei weiteren Kollegen, Ronald Rivest und Leonard Adl</text:span><text:span text:style-name="T2">e</text:span><text:span text:style-name="T1">man, an einem noch sichereren System tüftelten, Angriffsflächen auf. 1977 brachten Rivest, Shamir und Adl</text:span><text:span text:style-name="T2">e</text:span><text:span text:style-name="T1">man ihr neues asymmetrisches Verschlüsselungssystem, bei dem sie keinerlei Angriffspunkte fanden, auf dem Markt. Aus den Anfangsbuchstaben ihrer Familiennamen </text:span><text:span text:style-name="T3">abgeleitet</text:span><text:span text:style-name="T1"> nannten sie dieses </text:span><text:span text:style-name="T4">RSA</text:span><text:span text:style-name="T1">. </text:span></text:p>
      <text:p text:style-name="P3">1983 schaffte es Adi Shamir das Verfahren von Ralf Merkle und Martin Hellmann zu knacken.</text:p>
      <text:p text:style-name="P3">Das RSA System ist ein asymmetrisches kryptographisches Verfahren, das sowohl zur Ver- <text:span text:style-name="T8">und Ent</text:span>schlüsselung als auch zur digitalen Signatur verwendet werden kann.</text:p>
      <text:p text:style-name="P3">In der asymmetrischen Verschlüsselung arbeitet man nicht mit einem einzigen Schlüssel, sondern mit einem Schlüsselpaar. Bestehend aus einem privaten Schlüssel (Private Key) und einem öffentlichen Schlüssel (Public Key).</text:p>
      <text:p text:style-name="P3">Der private Schlüssel wird zum Entschlüsseln oder Signieren von Daten verwendet, deshalb ist es besonders wichtig, dass der private Schlüssel auch wirklich geheim bleibt. Denn derjenige der den geheimen Schlüssel in der Hand hat kann alle Nachrichten entschlüsseln, die von anderen mit dem dazu gehörigem öffentlichen Schlüssel verschlüsselt wurden.</text:p>
      <text:p text:style-name="P3">Mit dem öffentlichen Schlüssel wird verschlüsselt oder Signaturen werden geprüft. Dieser Schlüssel muss nicht auf einem sicheren Weg übertragen werden, wünschenswert ist es sogar ihn global zu verteilen, um so sicherzustellen, dass kein anderer öffentlicher Schlüssel unter falschen Namen Verbreitung findet.</text:p>
      <text:p text:style-name="P3"><text:soft-page-break/>Digitale Signaturen werden zur sicheren Abwicklung von Geschäften eingesetzt. Zum Erstellen einer Signatur wird ein Hashwert aus der zu verschickenden Nachricht gebildet und mit dem privaten Schlüssel signiert. Nachricht und Signatur werden dann zum Empfänger geschickt.</text:p>
      <text:p text:style-name="P3">Zum Verifizieren der Signatur wird die Signatur des Hashwertes mit dem öffentlichen Schlüssel geprüft. Bei erfolgreicher Prüfung kann man davon ausgehen das die Nachricht vom Besitzer ist und nicht manipuliert wurde.</text:p>
      <text:p text:style-name="P3"/>
      <text:p text:style-name="P4">Die Bit Zahl bezieht sich auf die Länge des Schlüssels. Mit jedem weiteren Bit verdoppelt sich die Länge des Schlüssels. Je höher der Bit Wert umso sicherer das System. Heute ist es wichtig eine höhere Bit Zahl zu haben, da die Computer immer schneller und leistungsfähiger werden. <text:s text:c="2"/></text:p>
      <text:p text:style-name="P9"><text:span text:style-name="T10">K</text:span><text:span text:style-name="T9">ryptoanalyse</text:span></text:p>
      <text:p text:style-name="P3">Die Vorteile der asymmetrischen Verschlüsselung sind:</text:p>
      <text:list xml:id="list7312876593982235428" text:style-name="WW8Num1">
        <text:list-item>
          <text:p text:style-name="P11">hohe Sicherheit</text:p>
        </text:list-item>
        <text:list-item>
          <text:p text:style-name="P11">das Schlüsselverteilungsproblem entfällt, da keine geheime Schlüsselübergabe nötig ist</text:p>
        </text:list-item>
        <text:list-item>
          <text:p text:style-name="P11">die privaten Schlüssel müssen nicht zentral gespeichert werden, so dass die Gefahr des Missbrauches gebannt wird</text:p>
        </text:list-item>
        <text:list-item>
          <text:p text:style-name="P11">wenig Schlüssel werden gebraucht # ausführen</text:p>
        </text:list-item>
        <text:list-item>
          <text:p text:style-name="P11">Überprüfung durch elektronische Unterschrift (digitale Signatur)</text:p>
        </text:list-item>
      </text:list>
      <text:p text:style-name="P3"/>
      <text:p text:style-name="P3"/>
      <text:p text:style-name="P8"><text:s/></text:p>
      <text:p text:style-name="P8"><text:s/>Die Nachteile der asymmetrischen Verschlüsselung sind:</text:p>
      <text:p text:style-name="P8"><text:s text:c="2"/>-arbeiten sehr langsam, weil die Schlüssel für die Ver- und <text:s text:c="5"/>Entschlüsselung wesentlich länger sind </text:p>
      <text:p text:style-name="P8">- anfällig gegenüber Implementierungsfehlern</text:p>
      <text:p text:style-name="P8">-große benötigte Schlüssellänge</text:p>
      <text:p text:style-name="P8">-öffentlicher Schlüssel muss wirklich von der Kontaktperson stammen </text:p>
      <text:p text:style-name="P8"><text:s/></text:p>
      <text:p text:style-name="P8">Auch dieses asymmetrische Verfahren ist nur so lange sicher, bis es möglich ist in realistischer Zeit zu faktorisiern <text:s/>oder das Diskreter-Logarithmus Problem lösen kann. <text:s text:c="13"/></text:p>
      <text:p text:style-name="P3"/>
      <text:p text:style-name="P3"/>
      <text:p text:style-name="P3"><text:s text:c="2"/></text:p>
      <text:p text:style-name="P3"/>
      <text:p text:style-name="P3"/>
      <text:p text:style-name="P5"/>
      <text:p text:style-name="P5"/>
      <text:p text:style-name="P5"><text:soft-page-break/>Beispiel</text:p>
      <text:p text:style-name="P3">Bob möchte Alice eine Nachricht schicken. Alice möchte auf keinem Fall, dass diese Nachricht von jemand gelesen werden kann. Deshalb fertigt sie einige offene Schlösser (öffentlicher Schlüssel) an. Diese verteilt sie an all ihre Freunde und auch an Bob. Bob hat jetzt die Möglichkeit seine Nachricht verschlüsselt an Alice zu verschicken, indem er die Nachricht mit dem Schloss verschließt (Verschlüsselung).Nun kann keiner mehr diese Nachricht lesen, solange er nicht den passenden Schlüssel besitzt, um die Nachricht zu entschlüsseln. Nur Alice kann dieses Schloss öffnen da nur sie den passenden Schlüssel zum Schloss besitzt (Entschlüsselung).</text:p>
      <text:p text:style-name="P3"><text:s/>Alice kann sich aber nicht 100% darauf verlassen, dass die Nachricht wirklich nur von Bob stammt, <text:s/>jemand Drittes hätte das Schloss <text:s text:c="2"/>nehmen können und mit einer Nachricht verschließen. Deshalb muss Bob mit seinem privaten Schlüssel eine Signatur erstellen. Seinen öffentlichen Schlüssel gibt er Alice. Sie kann nun mit Bobs öffentlichen Schlüssel die Herkunft der Nachricht überprüfen. <text:s text:c="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Generierung eines Schlüsselpaars:</text:p>
      <text:p text:style-name="P2">1)Man wählt zufällig zwei Primzahlen p und q. Diese müssen in einem bestimmten Abstand zueinander liegen: 0,1&lt;|log2p-log2q|&lt;30.</text:p>
      <text:p text:style-name="P2">2)Berechnen des RSA-Modul</text:p>
      <text:p text:style-name="P2"><text:s text:c="3"/>N=p*q</text:p>
      <text:p text:style-name="Standard"><text:span text:style-name="T1">3)Berechnung der </text:span><text:span text:style-name="apple-converted-space"><text:span text:style-name="T6"> </text:span></text:span><text:span text:style-name="T5">Eulersche φ-Funktion von N</text:span></text:p>
      <text:p text:style-name="Standard"><text:span text:style-name="T5"><text:s text:c="3"/></text:span><text:span text:style-name="T1"><text:s/></text:span><text:span text:style-name="T5">Φ(N)=(p-1)*(q-1)</text:span></text:p>
      <text:p text:style-name="P6">4)Nun wählt man eine zu Φ(N) teilerfremde Zahl e.</text:p>
      <text:p text:style-name="P6"><text:s text:c="3"/>Für diese gilt: 1&lt;e&lt; Φ(N) </text:p>
      <text:p text:style-name="P6"><text:s text:c="3"/>(für e wird häufig die 4.Fermat-Zahl (2^16+1=65537 gewählt, kleine Werte können zu Angriffsmöglichkeiten führen)</text:p>
      <text:p text:style-name="P6">5)Um <text:s/>d zu berechnen gilt folgende Formel: e*d=1 (mod Φ(N))</text:p>
      <text:p text:style-name="P14">und e*d + φ(N)*k <text:s/>= 1 <text:span text:style-name="T12">= ggT(e, </text:span>φ(N)<text:span text:style-name="T12">)</text:span></text:p>
      <text:p text:style-name="P13">An dieser Stelle lässt sich der erweiterte euklidische Algorithmus einsetzen, welcher d und k ermittelt.</text:p>
      <text:p text:style-name="P15"/>
      <text:p text:style-name="P15">Euklidischer Algorithmus</text:p>
      <text:p text:style-name="P16">Der euklidische Algorithmus dient zur Ermittlung des größten gemeinsamen Teilers(ggT) zweier Zahlen.</text:p>
      <text:p text:style-name="P16">Er besagt:</text:p>
      <text:p text:style-name="P16">Wenn b = 0 dann ist der ggT(a,b) =|a|</text:p>
      <text:p text:style-name="P16">und wenn b !=0 dann ist der ggT(a,b) = ggT( |b| , a mod |b|)</text:p>
      <text:p text:style-name="P16">Der erweiterte euklidische Algorithmus ermittelt zwei <text:span text:style-name="T11">Koeffizienten</text:span> für die gilt:</text:p>
      <text:p text:style-name="P16">ggT(a ,b ) = <text:span text:style-name="T11">a*x + b*y</text:span></text:p>
      <text:p text:style-name="P17">Zurück auf RSA übertragen bedeutet dies, dass d dem x entspricht.</text:p>
      <text:p text:style-name="P16"/>
      <text:p text:style-name="P6"/>
      <text:p text:style-name="P6">P q und Φ(N) sind nun nicht mehr relevant und werden nicht mehr benötigt. Man erhält also N, e und d. E und N bilden den öffentlichen Schlüssel und d und N den privaten Schlüssel.</text:p>
      <text:p text:style-name="P6"/>
      <text:p text:style-name="P6"/>
      <text:p text:style-name="P7">Verschlüsselung und Entschlüsselung:</text:p>
      <text:p text:style-name="P6"/>
      <text:p text:style-name="P6">Um nun eine Nachricht zu verschlüsseln gilt folgendes:</text:p>
      <text:p text:style-name="P6">C=m<text:span text:style-name="T7">e</text:span> mod N</text:p>
      <text:p text:style-name="P6">Hierbei ist m der zu verschlüsselnde Text und c der geheime Text.</text:p>
      <text:p text:style-name="P6">Der geheime Text c kann nun mit der Formel m=c<text:span text:style-name="T7">d</text:span> (mod N) zurück zum ausgangs Text entschlüsselt werden.</text:p>
      <text:p text:style-name="P6"/>
      <text:p text:style-name="P7">Signieren von Nachrichten:</text:p>
      <text:p text:style-name="P6"><text:soft-page-break/>Zum Signaturverfahren wird mit einer Hashfunktion H <text:s/>der Hash-Wert H <text:s/>( m ) der Nachricht berechnet. Dieser wird mit dem privaten Schlüssel signiert, um die eigentliche Signatur zu erhalten. Mit dem öffentlichen Schlüssel, kann der Empfänger die Signatur verifizieren und erhält dabei einen Hashwert H ( m ). <text:s/>Dieser wird mit seinem selbst gebildeten Hashwert H ( m ) verglichen. Stimmen beide Werte überein, kann er davon ausgehen, dass die Nachricht fehlerfrei übertragen wurde. <text:s text:c="3"/></text:p>
      <text:p text:style-name="P6"/>
      <text:p text:style-name="P6"/>
      <text:p text:style-name="P6"/>
      <text:p text:style-name="P6"/>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WW8Num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apple-converted-space"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merkung vorab:</dc:title>
    <meta:initial-creator>Home</meta:initial-creator>
    <meta:creation-date>2015-04-28T13:35:00</meta:creation-date>
    <dc:date>2015-05-04T01:21:19.975000000</dc:date>
    <meta:editing-cycles>10</meta:editing-cycles>
    <meta:editing-duration>P2171DT10H43M14S</meta:editing-duration>
    <meta:generator>LibreOffice/4.3.6.2$Windows_x86 LibreOffice_project/d50a87b2e514536ed401c18000dad4660b6a169e</meta:generator>
    <meta:document-statistic meta:table-count="0" meta:image-count="0" meta:object-count="0" meta:page-count="6" meta:paragraph-count="57" meta:word-count="918" meta:character-count="6382" meta:non-whitespace-character-count="5457"/>
  </office:meta>
</office:document-meta>
</file>